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1.62pt" svg:y="423.92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office:value-type="float" office:value="6173721" calcext:value-type="float">
            <text:p>6173721</text:p>
          </table:table-cell>
          <table:table-cell office:value-type="float" office:value="6964896" calcext:value-type="float">
            <text:p>6964896</text:p>
          </table:table-cell>
          <table:table-cell office:value-type="float" office:value="251801" calcext:value-type="float">
            <text:p>251801</text:p>
          </table:table-cell>
          <table:table-cell office:value-type="float" office:value="4140779" calcext:value-type="float">
            <text:p>4140779</text:p>
          </table:table-cell>
          <table:table-cell office:value-type="float" office:value="5950556" calcext:value-type="float">
            <text:p>5950556</text:p>
          </table:table-cell>
          <table:table-cell office:value-type="float" office:value="1786883" calcext:value-type="float">
            <text:p>1786883</text:p>
          </table:table-cell>
          <table:table-cell office:value-type="float" office:value="920642" calcext:value-type="float">
            <text:p>920642</text:p>
          </table:table-cell>
          <table:table-cell office:value-type="float" office:value="10105377" calcext:value-type="float">
            <text:p>1010537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121912" calcext:value-type="float">
            <text:p>3121912</text:p>
          </table:table-cell>
          <table:table-cell office:value-type="float" office:value="247767" calcext:value-type="float">
            <text:p>247767</text:p>
          </table:table-cell>
          <table:table-cell office:value-type="float" office:value="985573" calcext:value-type="float">
            <text:p>985573</text:p>
          </table:table-cell>
          <table:table-cell office:value-type="float" office:value="742577" calcext:value-type="float">
            <text:p>742577</text:p>
          </table:table-cell>
          <table:table-cell office:value-type="float" office:value="3291722" calcext:value-type="float">
            <text:p>329172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363" calcext:value-type="float">
            <text:p>3363</text:p>
          </table:table-cell>
          <table:table-cell office:value-type="float" office:value="221302" calcext:value-type="float">
            <text:p>221302</text:p>
          </table:table-cell>
          <table:table-cell office:value-type="float" office:value="470113" calcext:value-type="float">
            <text:p>470113</text:p>
          </table:table-cell>
          <table:table-cell office:value-type="float" office:value="32307" calcext:value-type="float">
            <text:p>32307</text:p>
          </table:table-cell>
          <table:table-cell office:value-type="float" office:value="650998" calcext:value-type="float">
            <text:p>650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7:37:25.52084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6-12-11T17:43:15.548806596</dc:date>
    <meta:editing-duration>PT13M40S</meta:editing-duration>
    <meta:editing-cycles>3</meta:editing-cycles>
    <meta:generator>LibreOffice/5.2.3.3$Linux_X86_64 LibreOffice_project/20m0$Build-3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053cm" svg:y="1.475cm" svg:width="10.78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73721">
                <text:p>6173721</text:p>
                <draw:g>
                  <svg:desc>Sheet1.B2:Sheet1.B2</svg:desc>
                </draw:g>
              </table:table-cell>
              <table:table-cell office:value-type="float" office:value="6964896">
                <text:p>6964896</text:p>
                <draw:g>
                  <svg:desc>Sheet1.C2:Sheet1.C2</svg:desc>
                </draw:g>
              </table:table-cell>
              <table:table-cell office:value-type="float" office:value="251801">
                <text:p>251801</text:p>
                <draw:g>
                  <svg:desc>Sheet1.D2:Sheet1.D2</svg:desc>
                </draw:g>
              </table:table-cell>
              <table:table-cell office:value-type="float" office:value="4140779">
                <text:p>4140779</text:p>
                <draw:g>
                  <svg:desc>Sheet1.E2:Sheet1.E2</svg:desc>
                </draw:g>
              </table:table-cell>
              <table:table-cell office:value-type="float" office:value="5950556">
                <text:p>5950556</text:p>
                <draw:g>
                  <svg:desc>Sheet1.F2:Sheet1.F2</svg:desc>
                </draw:g>
              </table:table-cell>
              <table:table-cell office:value-type="float" office:value="1786883">
                <text:p>1786883</text:p>
                <draw:g>
                  <svg:desc>Sheet1.G2:Sheet1.G2</svg:desc>
                </draw:g>
              </table:table-cell>
              <table:table-cell office:value-type="float" office:value="920642">
                <text:p>920642</text:p>
                <draw:g>
                  <svg:desc>Sheet1.H2:Sheet1.H2</svg:desc>
                </draw:g>
              </table:table-cell>
              <table:table-cell office:value-type="float" office:value="10105377">
                <text:p>10105377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21912">
                <text:p>3121912</text:p>
                <draw:g>
                  <svg:desc>Sheet1.E5:Sheet1.E5</svg:desc>
                </draw:g>
              </table:table-cell>
              <table:table-cell office:value-type="float" office:value="247767">
                <text:p>247767</text:p>
                <draw:g>
                  <svg:desc>Sheet1.F5:Sheet1.F5</svg:desc>
                </draw:g>
              </table:table-cell>
              <table:table-cell office:value-type="float" office:value="985573">
                <text:p>985573</text:p>
                <draw:g>
                  <svg:desc>Sheet1.G5:Sheet1.G5</svg:desc>
                </draw:g>
              </table:table-cell>
              <table:table-cell office:value-type="float" office:value="742577">
                <text:p>742577</text:p>
                <draw:g>
                  <svg:desc>Sheet1.H5:Sheet1.H5</svg:desc>
                </draw:g>
              </table:table-cell>
              <table:table-cell office:value-type="float" office:value="3291722">
                <text:p>3291722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1.682cm" svg:y="1.474cm" svg:width="11.153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363">
                <text:p>3363</text:p>
                <draw:g>
                  <svg:desc>Sheet1.E8:Sheet1.E8</svg:desc>
                </draw:g>
              </table:table-cell>
              <table:table-cell office:value-type="float" office:value="221302">
                <text:p>221302</text:p>
                <draw:g>
                  <svg:desc>Sheet1.F8:Sheet1.F8</svg:desc>
                </draw:g>
              </table:table-cell>
              <table:table-cell office:value-type="float" office:value="470113">
                <text:p>470113</text:p>
                <draw:g>
                  <svg:desc>Sheet1.G8:Sheet1.G8</svg:desc>
                </draw:g>
              </table:table-cell>
              <table:table-cell office:value-type="float" office:value="32307">
                <text:p>32307</text:p>
                <draw:g>
                  <svg:desc>Sheet1.H8:Sheet1.H8</svg:desc>
                </draw:g>
              </table:table-cell>
              <table:table-cell office:value-type="float" office:value="650998">
                <text:p>650998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